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 fo:font-style="normal" fo:font-weight="normal" officeooo:paragraph-rsid="00014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"custId":20,</text:p>
      <text:p text:style-name="P1">"title":"Mr",</text:p>
      <text:p text:style-name="P1">"firstName":"Rishii",</text:p>
      <text:p text:style-name="P1">"middleName":"Prakash",</text:p>
      <text:p text:style-name="P1">"lastName":"Arbat", <text:s text:c="2"/>"mobileNumber":8975348428, <text:s/>"email":"<text:a xlink:type="simple" xlink:href="mailto:rushabh97@gmail.com" text:style-name="Internet_20_link" text:visited-style-name="Visited_20_Internet_20_Link">rushabh97@gmail.com</text:a>", </text:p>
      <text:p text:style-name="P1">"aadharNumber":28466464464, <text:s/>"dob":"1997-09-27",</text:p>
      <text:p text:style-name="P1">"fatherName":"Prakash Arbat", "initialAmount":1000.0,</text:p>
      <text:p text:style-name="P1">"residLine1":"SBI Colony ",</text:p>
      <text:p text:style-name="P1">"residLine2":"near Wagh society",</text:p>
      <text:p text:style-name="P1">"residLankmark":"Temple",</text:p>
      <text:p text:style-name="P1">"residState":"MH", "residCity":"Shegaon", "residPincode":444203,</text:p>
      <text:p text:style-name="P1"><text:s/>"perLine1":"Krishana Nagar",</text:p>
      <text:p text:style-name="P1">"perLine2":"near apl ghar society",</text:p>
      <text:p text:style-name="P1">"perLankmark":"Bridge",</text:p>
      <text:p text:style-name="P1">"perState":"UP", <text:s/>"perCity":"Varanshi", <text:s/>"perPincode":412216, </text:p>
      <text:p text:style-name="P1">"occupationType":" Soft Engg", <text:s/>"incomeSource":"Job",</text:p>
      <text:p text:style-name="P1"><text:s/>"grossAnnualIncome":500000.0, <text:s/>"debitCard":"Y",</text:p>
      <text:p text:style-name="P1">"optNetBank":"Y","accountDetails":{"accountNumber":18,</text:p>
      <text:p text:style-name="P1">"userID":"Rishii",</text:p>
      <text:p text:style-name="P1">"createdOn":"2020-09-27",</text:p>
      <text:p text:style-name="P1">"accountStatus":"Approv",</text:p>
      <text:p text:style-name="P1">"accountLock":"@123",</text:p>
      <text:p text:style-name="P1">"loginPassword":"123#",</text:p>
      <text:p text:style-name="P1">"transactionPassword":"<text:a xlink:type="simple" xlink:href="mailto:TRR@12" text:style-name="Internet_20_link" text:visited-style-name="Visited_20_Internet_20_Link">TRR@12</text:a>",</text:p>
      <text:p text:style-name="P1">"accountType":"Saving Type",</text:p>
      <text:p text:style-name="P1">"accountBalance":2000.0,</text:p>
      <text:p text:style-name="P1">"customerDetails"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5:03:35.351695612</meta:creation-date>
    <dc:date>2021-12-08T17:08:52.185526977</dc:date>
    <meta:editing-duration>PT1H54M56S</meta:editing-duration>
    <meta:editing-cycles>1</meta:editing-cycles>
    <meta:document-statistic meta:table-count="0" meta:image-count="0" meta:object-count="0" meta:page-count="1" meta:paragraph-count="27" meta:word-count="49" meta:character-count="918" meta:non-whitespace-character-count="884"/>
    <meta:generator>LibreOffice/6.4.7.2$Linux_X86_64 LibreOffice_project/40$Build-2</meta:generator>
  </office:meta>
</office:document-meta>
</file>